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-4" style:apply-style-name="Bez_20_tytułu4" style:base-cell-address="Arkusz3.A1"/>
    </style:style>
  </office:automatic-styles>
  <office:body>
    <office:spreadsheet>
      <table:calculation-settings table:automatic-find-labels="false"/>
      <table:table table:name="Arkusz3" table:style-name="ta1">
        <table:table-column table:style-name="co1" table:number-columns-repeated="624" table:default-cell-style-name="Default"/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543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80" office:value-type="float" office:value="-5" calcext:value-type="float">
            <text:p>-5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66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2" calcext:value-type="float">
            <text:p>-2</text:p>
          </table:table-cell>
          <table:table-cell table:number-columns-repeated="70" office:value-type="float" office:value="-10" calcext:value-type="float">
            <text:p>-10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380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130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58" office:value-type="float" office:value="-10" calcext:value-type="float">
            <text:p>-10</text:p>
          </table:table-cell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130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151" office:value-type="float" office:value="-10" calcext:value-type="float">
            <text:p>-10</text:p>
          </table:table-cell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30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298" office:value-type="float" office:value="-10" calcext:value-type="float">
            <text:p>-10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136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8" office:value-type="float" office:value="-10" calcext:value-type="float">
            <text:p>-10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469" office:value-type="float" office:value="-10" calcext:value-type="float">
            <text:p>-10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36" office:value-type="float" office:value="-10" calcext:value-type="float">
            <text:p>-10</text:p>
          </table:table-cell>
          <table:table-cell table:number-columns-repeated="21" office:value-type="float" office:value="-2" calcext:value-type="float">
            <text:p>-2</text:p>
          </table:table-cell>
          <table:table-cell table:number-columns-repeated="67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519" office:value-type="float" office:value="-10" calcext:value-type="float">
            <text:p>-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5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  <table:table-row table:style-name="ro1">
          <table:table-cell table:number-columns-repeated="624" office:value-type="float" office:value="-10" calcext:value-type="float">
            <text:p>-10</text:p>
          </table:table-cell>
        </table:table-row>
      </table:table>
      <table:table table:name="Arkusz2" table:style-name="ta1">
        <table:table-column table:style-name="co2" table:number-columns-repeated="616" table:default-cell-style-name="ce1"/>
        <table:table-column table:style-name="co1" table:number-columns-repeated="408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943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/>
          <table:table-cell table:number-columns-repeated="80" office:value-type="float" office:value="-5" calcext:value-type="float">
            <text:p>-5</text:p>
          </table:table-cell>
          <table:table-cell table:number-columns-repeated="153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2" calcext:value-type="float">
            <text:p>-2</text:p>
          </table:table-cell>
          <table:table-cell table:number-columns-repeated="70"/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2" calcext:value-type="float">
            <text:p>-2</text:p>
          </table:table-cell>
          <table:table-cell table:number-columns-repeated="780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66"/>
          <table:table-cell table:number-columns-repeated="10" office:value-type="float" office:value="-3" calcext:value-type="float">
            <text:p>-3</text:p>
          </table:table-cell>
          <table:table-cell table:number-columns-repeated="54" office:value-type="float" office:value="-6" calcext:value-type="float">
            <text:p>-6</text:p>
          </table:table-cell>
          <table:table-cell table:number-columns-repeated="20" office:value-type="float" office:value="-3" calcext:value-type="float">
            <text:p>-3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130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58"/>
          <table:table-cell table:number-columns-repeated="23" office:value-type="float" office:value="-3" calcext:value-type="float">
            <text:p>-3</text:p>
          </table:table-cell>
          <table:table-cell table:number-columns-repeated="70" office:value-type="float" office:value="-6" calcext:value-type="float">
            <text:p>-6</text:p>
          </table:table-cell>
          <table:table-cell table:number-columns-repeated="17" office:value-type="float" office:value="-2" calcext:value-type="float">
            <text:p>-2</text:p>
          </table:table-cell>
          <table:table-cell table:number-columns-repeated="130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151"/>
          <table:table-cell table:number-columns-repeated="17" office:value-type="float" office:value="-3" calcext:value-type="float">
            <text:p>-3</text:p>
          </table:table-cell>
          <table:table-cell table:number-columns-repeated="130" office:value-type="float" office:value="-6" calcext:value-type="float">
            <text:p>-6</text:p>
          </table:table-cell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2" calcext:value-type="float">
            <text:p>-2</text:p>
          </table:table-cell>
          <table:table-cell table:number-columns-repeated="70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298"/>
          <table:table-cell table:number-columns-repeated="20" office:value-type="float" office:value="-3" calcext:value-type="float">
            <text:p>-3</text:p>
          </table:table-cell>
          <table:table-cell table:number-columns-repeated="151" office:value-type="float" office:value="-6" calcext:value-type="float">
            <text:p>-6</text:p>
          </table:table-cell>
          <table:table-cell table:number-columns-repeated="19" office:value-type="float" office:value="-3" calcext:value-type="float">
            <text:p>-3</text:p>
          </table:table-cell>
          <table:table-cell table:number-columns-repeated="536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9" office:value-type="float" office:value="-3" calcext:value-type="float">
            <text:p>-3</text:p>
          </table:table-cell>
          <table:table-cell table:number-columns-repeated="59" office:value-type="float" office:value="-6" calcext:value-type="float">
            <text:p>-6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2" calcext:value-type="float">
            <text:p>-2</text:p>
          </table:table-cell>
          <table:table-cell table:number-columns-repeated="68"/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469"/>
          <table:table-cell table:number-columns-repeated="10" office:value-type="float" office:value="-3" calcext:value-type="float">
            <text:p>-3</text:p>
          </table:table-cell>
          <table:table-cell table:number-columns-repeated="57" office:value-type="float" office:value="-6" calcext:value-type="float">
            <text:p>-6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36"/>
          <table:table-cell table:number-columns-repeated="21" office:value-type="float" office:value="-2" calcext:value-type="float">
            <text:p>-2</text:p>
          </table:table-cell>
          <table:table-cell table:number-columns-repeated="467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>
          <table:table-cell table:number-columns-repeated="519"/>
          <table:table-cell table:number-columns-repeated="80" office:value-type="float" office:value="0" calcext:value-type="float">
            <text:p>0</text:p>
          </table:table-cell>
          <table:table-cell table:number-columns-repeated="425"/>
        </table:table-row>
        <table:table-row table:style-name="ro2" table:number-rows-repeated="10479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2.A1:Arkusz2.AMJ1048576">
            <calcext:condition calcext:apply-style-name="Bez tytułu4" calcext:value="=-4" calcext:base-cell-address="Arkusz3.A1"/>
          </calcext:conditional-format>
          <calcext:conditional-format calcext:target-range-address="Arkusz2.A1:Arkusz2.AMJ1048576">
            <calcext:condition calcext:apply-style-name="Bez tytułu2" calcext:value="=-2" calcext:base-cell-address="Arkusz3.A1"/>
          </calcext:conditional-format>
          <calcext:conditional-format calcext:target-range-address="Arkusz2.A1:Arkusz2.AMJ1048576">
            <calcext:condition calcext:apply-style-name="Bez tytułu6" calcext:value="=-6" calcext:base-cell-address="Arkusz3.A1"/>
          </calcext:conditional-format>
        </calcext:conditional-formats>
      </table:table>
      <table:table table:name="Arkusz1" table:style-name="ta1">
        <table:table-column table:style-name="co2" table:number-columns-repeated="146" table:default-cell-style-name="Default"/>
        <table:table-column table:style-name="co1" table:number-columns-repeated="454" table:default-cell-style-name="Default"/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  <table:table-row table:style-name="ro1">
          <table:table-cell table:number-columns-repeated="600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2" table:target-range-address="Arkusz1.A1:Arkusz1.D2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808080"/>
    </style:style>
    <style:style style:name="Bez_20_tytułu2" style:display-name="Bez tytułu2" style:family="table-cell" style:parent-style-name="Default">
      <style:table-cell-properties fo:background-color="#999999"/>
    </style:style>
    <style:style style:name="Bez_20_tytułu3" style:display-name="Bez tytułu3" style:family="table-cell" style:parent-style-name="Default">
      <style:table-cell-properties fo:background-color="#00cc00"/>
    </style:style>
    <style:style style:name="Bez_20_tytułu4" style:display-name="Bez tytułu4" style:family="table-cell" style:parent-style-name="Default">
      <style:table-cell-properties fo:background-color="#0066cc"/>
    </style:style>
    <style:style style:name="Bez_20_tytułu6" style:display-name="Bez tytułu6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01:48:41.69095592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0:50:29.156325343</meta:creation-date>
    <meta:editing-duration>PT26M6S</meta:editing-duration>
    <meta:editing-cycles>6</meta:editing-cycles>
    <meta:generator>LibreOffice/5.1.4.2$Linux_X86_64 LibreOffice_project/10m0$Build-2</meta:generator>
    <dc:date>2016-11-23T04:11:26.802005049</dc:date>
    <meta:document-statistic meta:table-count="3" meta:cell-count="892463" meta:object-count="0"/>
  </office:meta>
</office:document-meta>
</file>